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8000000180F5047E02.gif"/>
  <manifest:file-entry manifest:media-type="image/gif" manifest:full-path="Pictures/100000000000018000000180831DF680.gif"/>
  <manifest:file-entry manifest:media-type="image/gif" manifest:full-path="Pictures/10000000000001800000018073F00AD7.gif"/>
  <manifest:file-entry manifest:media-type="image/gif" manifest:full-path="Pictures/1000000000000180000001806C912B93.gif"/>
  <manifest:file-entry manifest:media-type="image/gif" manifest:full-path="Pictures/100000000000018000000180200960B7.gif"/>
  <manifest:file-entry manifest:media-type="image/gif" manifest:full-path="Pictures/100000000000018000000180D0E49CE0.gif"/>
  <manifest:file-entry manifest:media-type="image/gif" manifest:full-path="Pictures/100000000000018000000180A6FD1462.gif"/>
  <manifest:file-entry manifest:media-type="image/gif" manifest:full-path="Pictures/100000000000018000000180EEDD3E93.gif"/>
  <manifest:file-entry manifest:media-type="image/gif" manifest:full-path="Pictures/1000000000000180000001803F6841F3.gif"/>
  <manifest:file-entry manifest:media-type="image/gif" manifest:full-path="Pictures/1000000000000180000001804971C971.gif"/>
  <manifest:file-entry manifest:media-type="image/gif" manifest:full-path="Pictures/100000000000018000000180B99C3526.gif"/>
  <manifest:file-entry manifest:media-type="image/gif" manifest:full-path="Pictures/100000000000018000000180D45CFD35.gif"/>
  <manifest:file-entry manifest:media-type="image/gif" manifest:full-path="Pictures/10000000000001800000018005E98255.gif"/>
  <manifest:file-entry manifest:media-type="image/gif" manifest:full-path="Pictures/1000000000000180000001809C7CD7C4.gif"/>
  <manifest:file-entry manifest:media-type="image/gif" manifest:full-path="Pictures/100000000000018000000180EA655F46.gif"/>
  <manifest:file-entry manifest:media-type="image/gif" manifest:full-path="Pictures/100000000000018000000180CF85BDA4.gif"/>
  <manifest:file-entry manifest:media-type="image/png" manifest:full-path="Pictures/10000000000000E3000000E4FAD6C222.png"/>
  <manifest:file-entry manifest:media-type="image/png" manifest:full-path="Pictures/10000000000000E3000000E45E9E8A8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6" text:anchor-type="paragraph" svg:x="4.7252in" svg:y="3.5437in" svg:width="0.7902in" svg:height="0.7902in" draw:z-index="15"><draw:image xlink:href="Pictures/100000000000018000000180D45CFD35.gif" xlink:type="simple" xlink:show="embed" xlink:actuate="onLoad"/></draw:frame><draw:frame draw:style-name="fr1" draw:name="graphics15" text:anchor-type="paragraph" svg:x="3.15in" svg:y="3.5437in" svg:width="0.7902in" svg:height="0.7902in" draw:z-index="14"><draw:image xlink:href="Pictures/100000000000018000000180EEDD3E93.gif" xlink:type="simple" xlink:show="embed" xlink:actuate="onLoad"/></draw:frame><draw:frame draw:style-name="fr1" draw:name="graphics14" text:anchor-type="paragraph" svg:x="1.5752in" svg:y="3.5437in" svg:width="0.7902in" svg:height="0.7902in" draw:z-index="13"><draw:image xlink:href="Pictures/1000000000000180000001803F6841F3.gif" xlink:type="simple" xlink:show="embed" xlink:actuate="onLoad"/></draw:frame><draw:frame draw:style-name="fr1" draw:name="graphics13" text:anchor-type="paragraph" svg:x="0in" svg:y="3.5437in" svg:width="0.7902in" svg:height="0.7902in" draw:z-index="12"><draw:image xlink:href="Pictures/10000000000001800000018005E98255.gif" xlink:type="simple" xlink:show="embed" xlink:actuate="onLoad"/></draw:frame><draw:frame draw:style-name="fr1" draw:name="graphics12" text:anchor-type="paragraph" svg:x="0in" svg:y="2.3626in" svg:width="0.7902in" svg:height="0.7902in" draw:z-index="11"><draw:image xlink:href="Pictures/100000000000018000000180D0E49CE0.gif" xlink:type="simple" xlink:show="embed" xlink:actuate="onLoad"/></draw:frame><draw:frame draw:style-name="fr1" draw:name="graphics11" text:anchor-type="paragraph" svg:x="4.7252in" svg:y="1.1811in" svg:width="0.7902in" svg:height="0.7902in" draw:z-index="10"><draw:image xlink:href="Pictures/1000000000000180000001806C912B93.gif" xlink:type="simple" xlink:show="embed" xlink:actuate="onLoad"/></draw:frame><draw:frame draw:style-name="fr1" draw:name="graphics10" text:anchor-type="paragraph" svg:x="3.15in" svg:y="1.1811in" svg:width="0.7902in" svg:height="0.7902in" draw:z-index="9"><draw:image xlink:href="Pictures/10000000000001800000018073F00AD7.gif" xlink:type="simple" xlink:show="embed" xlink:actuate="onLoad"/></draw:frame><draw:frame draw:style-name="fr1" draw:name="graphics9" text:anchor-type="paragraph" svg:x="0in" svg:y="1.1811in" svg:width="0.7902in" svg:height="0.7902in" draw:z-index="8"><draw:image xlink:href="Pictures/100000000000018000000180F5047E02.gif" xlink:type="simple" xlink:show="embed" xlink:actuate="onLoad"/></draw:frame><draw:frame draw:style-name="fr1" draw:name="graphics8" text:anchor-type="paragraph" svg:x="1.5752in" svg:y="1.1811in" svg:width="0.7902in" svg:height="0.7902in" draw:z-index="7"><draw:image xlink:href="Pictures/1000000000000180000001804971C971.gif" xlink:type="simple" xlink:show="embed" xlink:actuate="onLoad"/></draw:frame><draw:frame draw:style-name="fr1" draw:name="graphics7" text:anchor-type="paragraph" svg:x="4.7252in" svg:y="0in" svg:width="0.7902in" svg:height="0.7902in" draw:z-index="6"><draw:image xlink:href="Pictures/100000000000018000000180CF85BDA4.gif" xlink:type="simple" xlink:show="embed" xlink:actuate="onLoad"/></draw:frame><draw:frame draw:style-name="fr1" draw:name="graphics6" text:anchor-type="paragraph" svg:x="3.15in" svg:y="0in" svg:width="0.7902in" svg:height="0.7902in" draw:z-index="5"><draw:image xlink:href="Pictures/100000000000018000000180A6FD1462.gif" xlink:type="simple" xlink:show="embed" xlink:actuate="onLoad"/></draw:frame><draw:frame draw:style-name="fr1" draw:name="graphics5" text:anchor-type="paragraph" svg:x="1.5752in" svg:y="0in" svg:width="0.7902in" svg:height="0.7902in" draw:z-index="4"><draw:image xlink:href="Pictures/1000000000000180000001809C7CD7C4.gif" xlink:type="simple" xlink:show="embed" xlink:actuate="onLoad"/></draw:frame><draw:frame draw:style-name="fr1" draw:name="graphics4" text:anchor-type="paragraph" svg:x="4.7252in" svg:y="2.3626in" svg:width="0.7902in" svg:height="0.7902in" draw:z-index="3"><draw:image xlink:href="Pictures/100000000000018000000180B99C3526.gif" xlink:type="simple" xlink:show="embed" xlink:actuate="onLoad"/></draw:frame><draw:frame draw:style-name="fr1" draw:name="graphics3" text:anchor-type="paragraph" svg:x="3.15in" svg:y="2.3626in" svg:width="0.7902in" svg:height="0.7902in" draw:z-index="2"><draw:image xlink:href="Pictures/100000000000018000000180EA655F46.gif" xlink:type="simple" xlink:show="embed" xlink:actuate="onLoad"/></draw:frame><draw:frame draw:style-name="fr1" draw:name="graphics2" text:anchor-type="paragraph" svg:x="1.5752in" svg:y="2.3626in" svg:width="0.7902in" svg:height="0.7902in" draw:z-index="1"><draw:image xlink:href="Pictures/100000000000018000000180831DF680.gif" xlink:type="simple" xlink:show="embed" xlink:actuate="onLoad"/></draw:frame><draw:frame draw:style-name="fr1" draw:name="graphics1" text:anchor-type="paragraph" svg:x="0in" svg:y="0in" svg:width="0.7902in" svg:height="0.7902in" draw:z-index="0"><draw:image xlink:href="Pictures/100000000000018000000180200960B7.gif" xlink:type="simple" xlink:show="embed" xlink:actuate="onLoad"/></draw:frame><draw:frame draw:style-name="fr1" draw:name="graphics17" text:anchor-type="paragraph" svg:x="0in" svg:y="5.1189in" svg:width="0.7902in" svg:height="0.7902in" draw:z-index="16"><draw:image xlink:href="Pictures/10000000000000E3000000E4FAD6C222.png" xlink:type="simple" xlink:show="embed" xlink:actuate="onLoad"/></draw:frame><draw:frame draw:style-name="fr1" draw:name="graphics18" text:anchor-type="paragraph" svg:x="1.5752in" svg:y="5.1189in" svg:width="0.7902in" svg:height="0.7902in" draw:z-index="17"><draw:image xlink:href="Pictures/10000000000000E3000000E45E9E8A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02T16:13:54</meta:creation-date>
    <dc:date>2010-02-22T20:12:25</dc:date>
    <meta:editing-duration>PT00H53M42S</meta:editing-duration>
    <meta:editing-cycles>2</meta:editing-cycles>
    <meta:generator>OpenOffice.org/3.2$Linux OpenOffice.org_project/320m12$Build-9483</meta:generator>
    <meta:print-date>2010-02-22T19:28:32</meta:print-date>
    <meta:document-statistic meta:table-count="0" meta:image-count="18" meta:object-count="0" meta:page-count="1" meta:paragraph-count="0" meta:word-count="0" meta:character-count="0"/>
  </office:meta>
</office:document-meta>
</file>